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26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ol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цо, привлекаемое в качестве специалиста <text:s/>для участия в исполнительном производстве:</text:p>
          </table:table-cell>
          <table:table-cell office:value-type="string" calcext:value-type="string">
            <text:p>любое лицо, участвующее в исполнительном производств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заинтересованное в исходе исполнительного производства лицо, обладающее специальными знаниям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заинтересованное в исходе исполнительного производства лиц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ценка имущества должника, на которое обращается взыскание, производится:</text:p>
          </table:table-cell>
          <table:table-cell office:value-type="string" calcext:value-type="string">
            <text:p>судебным приставом-исполнителем по балансовой стоим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ршим судебным приставом с учетом износа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м приставом-исполнителем по ликвидационной стоим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м приставом-исполнителем по рыночным ценам, если иное не установлено законодательством РФ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удебным приставом-исполнителем по остаточной стоимости.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частие в исполнительном производстве специалиста-оценщика оформляется:</text:p>
          </table:table-cell>
          <table:table-cell office:value-type="string" calcext:value-type="string">
            <text:p>заявлением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ведомлением, подписанным старшим судебным пристав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судебного пристава-исполнител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то наделен исключительным правом <text:s/>реализации арестованного имущества должников:</text:p>
          </table:table-cell>
          <table:table-cell office:value-type="string" calcext:value-type="string">
            <text:p>Федеральная антимонопольная служб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ой залоговый цент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е агентство по управлению государственным имущест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инистерство экономического развития и торговл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ким документом оформляется передача судебным приставом-исполнителем имущества должника взыскателю в случае нереализации имущества:</text:p>
          </table:table-cell>
          <table:table-cell office:value-type="string" calcext:value-type="string">
            <text:p>постановлением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и актом приема-передач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споряжением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Жалоба, поданная в порядке подчиненности, должна быть рассмотрена должностным лицом службы судебных приставов, правомочным рассматривать указанную жалобу:</text:p>
          </table:table-cell>
          <table:table-cell office:value-type="string" calcext:value-type="string">
            <text:p>в течение 10-ти дней со дня ее поступ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15-ти дней со дня ее поступ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30-ти дней со дня ее поступ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Исполнительное производство прекращается судом в случае:</text:p>
          </table:table-cell>
          <table:table-cell office:value-type="string" calcext:value-type="string">
            <text:p>отказа взыскателя от получения вещи, изъятой у должника при исполнении исполнительного документа, содержащего требование о передаче ее взыскател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мены судебного акта, на основании которого выдан исполнительный докумен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мены или признания недействительным исполнительного документа, на основании которого возбуждено исполнительное производ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азмер исполнительского сбора может быть уменьшен:</text:p>
          </table:table-cell>
          <table:table-cell office:value-type="string" calcext:value-type="string">
            <text:p>судебным приставом-исполн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ршим судебным приста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 составлении акта о наложении ареста на имущество должника, в обязательном порядке, должны присутствовать:</text:p>
          </table:table-cell>
          <table:table-cell office:value-type="string" calcext:value-type="string">
            <text:p>должни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ециалис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няты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Заявление о приостановлении или прекращении исполнительного производства рассматривается судебным приставом-исполнителем:</text:p>
          </table:table-cell>
          <table:table-cell office:value-type="string" calcext:value-type="string">
            <text:p>в десятидневный срок со дня поступления к нему зая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первого рабочего дня после дня поступления к нему зая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хдневный срок со дня поступления к нему заявл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Исполнительные действия и меры принудительного исполнения применяются в рабочие дни:</text:p>
          </table:table-cell>
          <table:table-cell office:value-type="string" calcext:value-type="string">
            <text:p>с 6 часов до 22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8 часов до 22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9 часов до 20 час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ступивший в законную силу судебный акт об обращении взыскания на имущество должника, находящееся у третьих лиц, подлежит исполнению:</text:p>
          </table:table-cell>
          <table:table-cell office:value-type="string" calcext:value-type="string">
            <text:p>в десятидневный ср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хдневный ср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медленн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зыскание с должника расходов <text:s/>по совершению исполнительных действий производится:</text:p>
          </table:table-cell>
          <table:table-cell office:value-type="string" calcext:value-type="string">
            <text:p>на основании постановления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сновании постановления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сновании постановления судебного пристава-исполнителя, утвержденного старшим судебным приставом или его заместителем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 передаче исполнительного производства из одного подразделения судебных приставов в другое главный судебный пристав Российской Федерации или главный судебный пристав субъекта Российской Федерации выносит:</text:p>
          </table:table-cell>
          <table:table-cell office:value-type="string" calcext:value-type="string">
            <text:p>ак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ряже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 каких случаях судебный пристав-исполнитель вправе не применять правила очередности обращения взыскания на имущество должника?</text:p>
          </table:table-cell>
          <table:table-cell office:value-type="string" calcext:value-type="string">
            <text:p>В целях обеспечения исполнения исполнительного документа, содержащего требования об имущественных взыскания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срока, установленного для добровольного исполнения должником содержащихся требований в исполнительном документ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целях обеспечения исполнения исполнительного документа, содержащего требования об имущественных взысканиях, в том числе и в течение срока, установленного для добровольного исполнения должником содержащихся требований в исполнительном документ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 какие сроки дебитор обязан информировать судебного пристава-исполнителя и должника о внесении (перечислении) денежных средств на депозитный счет подразделения судебных приставов?</text:p>
          </table:table-cell>
          <table:table-cell office:value-type="string" calcext:value-type="string">
            <text:p>Незамедлитель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3-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10-ти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зыскание на дебиторскую задолженность не обращается в случаях, когда:</text:p>
          </table:table-cell>
          <table:table-cell office:value-type="string" calcext:value-type="string">
            <text:p>в отношении дебитора введена процедура банкротства, срок исковой давности для ее взыскания истек, дебитор находится в процессе ликвид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рок исковой давности для ее взыскания истек; дебитор находится в иностранном государстве, с которым РФ не заключен договор о правовой помощи; дебитор находится в процессе ликвидации; дебитор прекратил свою деятельность в качестве юридического лица и исключен из единого государственного реестра юр. лиц; в отношении дебитора введена процедура банкрот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битор находится в иностранном государстве, с которым РФ не заключен договор о правовой помощ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длежит ли исполнению банком постановление о списании денежных средств со счета должника, содержащее требование о списании сумм исполнительского <text:s/>сбора, не утвержденное старшим судебным приставом?</text:p>
          </table:table-cell>
          <table:table-cell office:value-type="string" calcext:value-type="string">
            <text:p>Не подлежит исполнени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лежит исполнению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 о списании денежных средств со счета должника не утверждается старшим судебным приставом (в том числе, постановление о списании суммы исполнительского сбора) и при поступлении в банк, иную кредитную организацию, подлежит исполнению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 собственности должника имеется имущество, стоимость которого существенно превышает сумму задолженности по исполнительному документу. Другого имущества, на которое в соответствии с федеральным законом может быть обращено взыскание, у должника нет. Вправе ли судебный пристав-исполнитель обратить взыскание на указанное имущество должника?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зыскание на движимое имущество, непосредственно не участвующее в производстве товаров, выполнении работ или оказании услуг, обращается:</text:p>
          </table:table-cell>
          <table:table-cell office:value-type="string" calcext:value-type="string">
            <text:p>в первую очеред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 втор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ть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вертую очеред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Какие лица не могут быть представителями сторон исполнительного производства?</text:p>
          </table:table-cell>
          <table:table-cell office:value-type="string" calcext:value-type="string">
            <text:p>с 14 до 16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ладающие полной дееспособность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16 до 18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 сроки совершения исполнительных действий, указанных в частях 1-6 статьи 36 ФЗ «Об исполнительном производстве» не включается время:</text:p>
          </table:table-cell>
          <table:table-cell office:value-type="string" calcext:value-type="string">
            <text:p>со дня направления в Управление заявления о назначении специалиста-оценщика до дня вынесения постановления о назначении специалиста-оценщ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дня вынесения <text:s/>постановления о назначении специалиста до дня поступления в подразделение судебных приставов его отчета или иного документа о результатах работ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о дня направления в Управление заявления о назначении специалиста-оценщика до дня поступления в подразделение судебных приставов его отчета или иного документа о результатах рабо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зыскание на имущественные права, непосредственно не используемые в производстве товаров, выполнении работ или оказании услуг, обращается:</text:p>
          </table:table-cell>
          <table:table-cell office:value-type="string" calcext:value-type="string">
            <text:p>в перв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торую очеред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ть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вертую очеред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 какой срок суд обязан рассмотреть заявление взыскателя или судебного пристава-исполнителя об обращении взыскания на имущество должника, находящегося у третьих лиц?</text:p>
          </table:table-cell>
          <table:table-cell office:value-type="string" calcext:value-type="string">
            <text:p>В течение 3-х дней со дня поступления зая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10-ти дней со дня поступления зая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5-ти дней со дня поступления зая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Арест на имущество должника применяется:</text:p>
          </table:table-cell>
          <table:table-cell office:value-type="string" calcext:value-type="string">
            <text:p>для обеспечения сохранности имущества, передачи его представителю должника либо членам его семь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обеспечения сохранности имущества, подлежащего передаче взыскателю или реализации; при исполнении судебного акта о конфискации имущества, о наложении ареста на имущество должника, находящееся у него или у третьих ли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передачи имущества специализированной организ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Арест на документарные ценные бумаги налагается:</text:p>
          </table:table-cell>
          <table:table-cell office:value-type="string" calcext:value-type="string">
            <text:p>по месту нахождения этих бумаг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лицевых счетах (счетах депо) владельца ценных бумаг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Арест на бездокументарные ценные бумаги налагается:</text:p>
          </table:table-cell>
          <table:table-cell office:value-type="string" calcext:value-type="string">
            <text:p>по месту нахождения этих бумаг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лицевых счетах (счетах депо) владельца ценных бумаг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О наложении ареста на документарные ценные бумаги судебный пристав-исполнитель выносит:</text:p>
          </table:table-cell>
          <table:table-cell office:value-type="string" calcext:value-type="string">
            <text:p>постановле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 и ак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к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С какой даты исчисляется срок предъявления к исполнению исполнительных документов, выданных на основании судебных актов, по общему правилу?</text:p>
          </table:table-cell>
          <table:table-cell office:value-type="string" calcext:value-type="string">
            <text:p>С даты выдачи исполнительного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даты вступления в законную силу судебного ак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Как производится замена стороны ее правопреемником в исполнительном производстве по исполнительному документу, выданному на основании судебного акта или являющегося судебным актом?</text:p>
          </table:table-cell>
          <table:table-cell office:value-type="string" calcext:value-type="string">
            <text:p>Постановлением судебного пристава-исполнителя, утвержденного старшим судебным приставом или его заместителем, на основании судебного акта или акта другого органа или должностного лиц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судебного пристава-исполнителя, утвержденного старшим судебным приставом или его заместителем, на основании правоустанавливающих документов, подтверждающих выбытие стороны исполнительного производ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шением су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 истечении, какого срока вступают в законную силу решения районных судов по делам по оспариванию постановлений, действий (бездействия) судебных приставов-исполнителей, если они не были обжалованы в кассационном порядке?</text:p>
          </table:table-cell>
          <table:table-cell office:value-type="string" calcext:value-type="string">
            <text:p>1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меся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месяц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ким Законом регламентирован порядок оспаривания постановлений, действий (бездействия) судебного пристава-исполнителя?</text:p>
          </table:table-cell>
          <table:table-cell office:value-type="string" calcext:value-type="string">
            <text:p>Гражданским процессуальным кодексом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рбитражным процессуальным кодексом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«Об исполнительном производстве»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ми указанными нормативными правовыми актами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аким нормативным правовым актом определен Перечень имущества граждан, на которое не может быть обращено взыскание?</text:p>
          </table:table-cell>
          <table:table-cell office:value-type="string" calcext:value-type="string">
            <text:p>Гражданским процессуальным кодексом РФ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рбитражным процессуальным кодексом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нституцией РФ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Может ли мировой судья (в соответствии с законом) рассматривать дела по оспариванию постановлений, действий (бездействия) судебного пристава-исполнителя?</text:p>
          </table:table-cell>
          <table:table-cell office:value-type="string" calcext:value-type="string">
            <text:p>Да, в любом случа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усмотрению председателя районного су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усмотрению заяв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Каким образом обжалуется постановление о взыскании исполнительского сбора?</text:p>
          </table:table-cell>
          <table:table-cell office:value-type="string" calcext:value-type="string">
            <text:p>В судебном порядк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алобой в порядке подчине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стым обращением к судебному приставу-исполни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усмотрению заяв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Законодательство Российской Федерации об исполнительном производстве основано на Конституции Российской Федерации и состоит из:</text:p>
          </table:table-cell>
          <table:table-cell office:value-type="string" calcext:value-type="string">
            <text:p>нормативно-правовых актов, принимаемых Президентом Российской Федерации и Правительством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цессуального законодательства, являющегося заключительной стадией процесс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«Об исполнительном производстве», ФЗ «О судебных приставах» и иных федеральных законов, регулирующих условия и порядок принудительного исполнения судебных актов, <text:s/>актов других органов и должностных лиц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Заявление взыскателя и исполнительный документ передаются судебному приставу-исполнителю:</text:p>
          </table:table-cell>
          <table:table-cell office:value-type="string" calcext:value-type="string">
            <text:p>в трехдневный срок со дня их поступления в подразделение судебных пристав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суток со дня их поступления в подразделение судебных пристав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10 дней со дня их поступления в подразделение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Заявление о разъяснении положений исполнительного документа, способа и порядка его исполнения рассматривается судом, другим органом или должностным лицом, выдавшими исполнительный документ:</text:p>
          </table:table-cell>
          <table:table-cell office:value-type="string" calcext:value-type="string">
            <text:p>в трехдневный срок со дня его поступ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десятидневный срок со дня его поступ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ятидневный срок со дня его поступ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зыскание на недвижимое имущество, непосредственно не участвующее в производстве товаров, выполнении работ или оказании услуг обращается:</text:p>
          </table:table-cell>
          <table:table-cell office:value-type="string" calcext:value-type="string">
            <text:p>в перв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тор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тью очеред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четвертую очеред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зыскание на непосредственно используемые в производстве товаров, выполнении работ или оказании услуг имущественные права обращается:</text:p>
          </table:table-cell>
          <table:table-cell office:value-type="string" calcext:value-type="string">
            <text:p>в перв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 втор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ть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вертую очеред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 какие сроки направляется судебным приставом-исполнителем копия постановления о возбуждении исполнительного производства взыскателю и должнику?</text:p>
          </table:table-cell>
          <table:table-cell office:value-type="string" calcext:value-type="string">
            <text:p>Не позднее дня, следующего за днем вынесения указанного постано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3-х рабочи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5-х рабочи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Судебный пристав-исполнитель обязан отложить исполнительные действия и применение мер принудительного исполнения на основании:</text:p>
          </table:table-cell>
          <table:table-cell office:value-type="string" calcext:value-type="string">
            <text:p>заявления взыска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го акта, а также в иных случаях, предусмотренных Закон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ручения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Арестованное движимое имущество передается на хранение:</text:p>
          </table:table-cell>
          <table:table-cell office:value-type="string" calcext:value-type="string">
            <text:p>взыска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ику или членам его семьи, взыскателю либо лицу, с которым территориальным органом Федеральной службы судебных приставов заключен договор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дставителю дирекции по эксплуатации здан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рганизатор торгов объявляет торги несостоявшимися, если:</text:p>
          </table:table-cell>
          <table:table-cell office:value-type="string" calcext:value-type="string">
            <text:p>заявки на участие в торгах подали менее трех лиц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з явившихся участников торгов никто не сделал надбавки к начальной цене имуще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цо, выигравшее торги, в течение 3 дней со дня проведения торгов не оплатило стоимость имущества в полном объем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 какой цене выставляются ценные бумаги на торгах организатора торговли на рынке ценных бумаг?</text:p>
          </table:table-cell>
          <table:table-cell office:value-type="string" calcext:value-type="string">
            <text:p>По цене, указанной оценщиком в отчет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цене, указанной судебным приставом-исполн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цене не ниже средневзвешенной цены этих ценных бумаг за последний час торгов предыдущего торгового д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цене не ниже средневзвешенной цены этих ценных бумаг на дату наложения арес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На кого в соответствии с АПК РФ возложена обязанность доказывания <text:s/>по заявлению об оспаривании постановления, действий (бездействия) судебного пристава-исполнителя?</text:p>
          </table:table-cell>
          <table:table-cell office:value-type="string" calcext:value-type="string">
            <text:p>На заяви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судь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Каковы последствия неявки судебного пристава-исполнителя в судебное заседание, если его явка признана судом обязательной?</text:p>
          </table:table-cell>
          <table:table-cell office:value-type="string" calcext:value-type="string">
            <text:p>Наложение штрафа на судебного пристава-исполни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мечание су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дминистративный арес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До какого момента сохраняют действие обеспечительные меры, наложенные судом в целях обеспечения иска, если решением суда иск удовлетворен?</text:p>
          </table:table-cell>
          <table:table-cell office:value-type="string" calcext:value-type="string">
            <text:p>До фактического исполнения решения су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 выдачи исполнительного листа по указанному решению су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 вступления в силу решения суда об удовлетворении ис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Решение должностного лица службы судебных приставов по жалобе, поданной в порядке подчиненности, принимается в форме:</text:p>
          </table:table-cell>
          <table:table-cell office:value-type="string" calcext:value-type="string">
            <text:p>приказ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ведомления о рассмотрении жалоб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сьменного ответа на жалоб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а какую сумму суд вправе уменьшить размер исполнительского сбора?</text:p>
          </table:table-cell>
          <table:table-cell office:value-type="string" calcext:value-type="string">
            <text:p>Не более чем на одну четверть от установленного размер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более чем на одну треть от установленного размер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 не вправе уменьшить размер исполнительского сбор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В случае присуждения взыскателю бездокументарных ценных бумаг, указанных в исполнительном документе, судебный пристав-исполнитель:</text:p>
          </table:table-cell>
          <table:table-cell office:value-type="string" calcext:value-type="string">
            <text:p>составляет акт о списании соответствующих ценных бумаг лицом, осуществляющим учёт прав на них, со счёта должника и зачислении на счёт взыска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носит постановление о списании соответствующих ценных бумаг лицом, осуществляющим учёт прав на них, со счёта должника и зачислении на счёт взыскател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 приостановленному исполнительному производству до его возобновления применение мер принудительного исполнения:</text:p>
          </table:table-cell>
          <table:table-cell office:value-type="string" calcext:value-type="string">
            <text:p>допускае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пускается, на основании решения старшего судебного приста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допуск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В регистрирующий орган для проведения государственной регистрации права собственности должника на имущество вправе обратиться:</text:p>
          </table:table-cell>
          <table:table-cell office:value-type="string" calcext:value-type="string">
            <text:p>судебный пристав-исполнител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рший судебный приста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ыскател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Вопрос привлечения банка или иной кредитной организации к ответственности за неисполнение исполнительного документа отнесён к полномочиям:</text:p>
          </table:table-cell>
          <table:table-cell office:value-type="string" calcext:value-type="string">
            <text:p>Арбитражного су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уда общей юрисдик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ого пристава-исполн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ановления судебного пристава-исполнителя и других должностных лиц службы судебных приставов, их действия (бездействие) по исполнению исполнительного документа могут быть обжалованы в порядке подчинённости и оспорены в суде:</text:p>
          </table:table-cell>
          <table:table-cell office:value-type="string" calcext:value-type="string">
            <text:p>Только сторонами исполнительного производ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оронами исполнительного производства и иными лицами, чьи права и интересы нарушены такими действиями (бездействием)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Объединение граждан, не являющееся юридическим лицом:</text:p>
          </table:table-cell>
          <table:table-cell office:value-type="string" calcext:value-type="string">
            <text:p>Может являться должником либо взыскател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ет являться только должник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жет являться должником либо взыскателе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Расходы по совершению исполнительных действий за счёт должника возмещаются:</text:p>
          </table:table-cell>
          <table:table-cell office:value-type="string" calcext:value-type="string">
            <text:p>федеральному бюдже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ому бюджету, взыскателю и лицам, понесшим указанные расход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ыскателю и лицам, понесшим указанные расход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Отсрочка или рассрочка по исполнительному документу может быть предоставлена:</text:p>
          </table:table-cell>
          <table:table-cell office:value-type="string" calcext:value-type="string">
            <text:p>судебным приставом-исполн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ом, другим органом или должностным лицом, выдавшим исполнительный докумен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ршим судебным пристав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м судебным приставом субъек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Начальная цена имущества на вторичных торгах снижается:</text:p>
          </table:table-cell>
          <table:table-cell office:value-type="string" calcext:value-type="string">
            <text:p>самостоятельным решением организатора торг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шением организатора торгов, согласованным с судебным приставом-исполн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судебного пристава-исполнител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Судебный пристав-исполнитель вправе отложить исполнительные действия и применение мер принудительного исполнения на основании:</text:p>
          </table:table-cell>
          <table:table-cell office:value-type="string" calcext:value-type="string">
            <text:p>Письменного распоряжения старшего судебного приста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явления должник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явления взыскателя <text:s/>или по собственной инициатив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Изъятые наличные денежные средства сдаются в банк для перечисления на депозитный счет подразделения судебных приставов:</text:p>
          </table:table-cell>
          <table:table-cell office:value-type="string" calcext:value-type="string">
            <text:p>в день изъят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дней, следующих за днем изъятия, исключая нерабочие дн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операционного дня, следующего за днём изъяти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Банк или иная кредитная организация исполняет постановление судебного пристава-исполнителя о наложении ареста на денежные средства должника:</text:p>
          </table:table-cell>
          <table:table-cell office:value-type="string" calcext:value-type="string">
            <text:p>незамедлитель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замедлительно, при отсутствии либо при недостаточности денежных средств, банк приостанавливает операции с денежными средствам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следующего операционного дня со дня получения постано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Исполнительное производство подлежит приостановлению судом полностью или частично в случаях:</text:p>
          </table:table-cell>
          <table:table-cell office:value-type="string" calcext:value-type="string">
            <text:p>предъявления иска об освобождении от наложенного ареста (исключении из описи) имущества, на которое обращено взыскание по исполнительному документ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спаривания исполнительного документа или судебного акта, на основании которого выдан исполнительный докумен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траты должником дееспособно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и введении процедуры финансового оздоровления или внешнего управления новые аресты на имущество должника:</text:p>
          </table:table-cell>
          <table:table-cell office:value-type="string" calcext:value-type="string">
            <text:p>не могут быть наложен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гут быть наложены без ограничени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гут быть наложены исключительно в рамках процесса о банкротств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Какие из нижеуказанных документов должны утверждаться старшим судебным приставом?</text:p>
          </table:table-cell>
          <table:table-cell office:value-type="string" calcext:value-type="string">
            <text:p>Постановление о передаче арестованного имущества на торг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 о приостановлении или прекращении исполнительного производ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 об объединении исполнительных производств в сводно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 об объединении исполнительных производств в сводно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Если Федеральным законом «Об исполнительном производстве» не установлено иное, то течение срока, исчисляемого годами, месяцами или днями начинается:</text:p>
          </table:table-cell>
          <table:table-cell office:value-type="string" calcext:value-type="string">
            <text:p>На следующий день после календарной даты или дня наступления событий, которыми определено начало сро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день, которым определено начало сро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истечению трех дней после начала сро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Кто вправе обратиться в суд, другой орган или к должностному лицу, выдавшим исполнительный документ, с заявлением о разъяснении его положений, способа и порядка его исполнения?</text:p>
          </table:table-cell>
          <table:table-cell office:value-type="string" calcext:value-type="string">
            <text:p>Только судебный пристав-исполн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олько взыскатель и должни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зыскатель, должник и судебный пристав-исполнитель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Если имущество должника, за исключением переданного для реализации на торгах, не было реализовано в течение одного месяца со дня передачи на реализацию, то судебный пристав-исполнитель выносит постановление о снижении цены:</text:p>
          </table:table-cell>
          <table:table-cell office:value-type="string" calcext:value-type="string">
            <text:p>на десять процен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пятнадцать процент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двадцать пять процен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В случае исполнения требований, содержащихся в исполнительных документах, банком или иной кредитной организацией, очередность списания денежных средств со счетов должника определяется:</text:p>
          </table:table-cell>
          <table:table-cell office:value-type="string" calcext:value-type="string">
            <text:p>Федеральным законом «О банках и банковской деятельности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ским кодексом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м законом «Об исполнительном производстве»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остановление-поручение судебного пристава-исполнителя, поступившее в порядке, <text:s/>установленном ч. 6 ст. 33 ФЗ «Об исполнительном производстве» должно быть исполнено:</text:p>
          </table:table-cell>
          <table:table-cell office:value-type="string" calcext:value-type="string">
            <text:p>в течение 15 дней, со дня поступления в подразделение судебных пристав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2 месяца, с момента возбуждения исполнительного производ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15 дней со дня поступления его в подразделение судебных приставов, если самим поручением не предусмотрен иной срок его исполнени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Если должник имеет имущество, принадлежащее ему на праве общей собственности, то взыскание обращается:</text:p>
          </table:table-cell>
          <table:table-cell office:value-type="string" calcext:value-type="string">
            <text:p>на все имущество долж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долю должника, определяемую в соответствии с Федеральным закон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ыскание на данное имущество не обращае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Права и обязанности несовершеннолетнего в возрасте до 14 лет осуществляет в исполнительном производстве:</text:p>
          </table:table-cell>
          <table:table-cell office:value-type="string" calcext:value-type="string">
            <text:p>адвока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конный представител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иректор школ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Возможно ли обращение взыскания на имущество должника по стоимости, превышающей сумму долга по исполнительному документу?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пускается только при отсутствии у должника иного (соразмерного сумме долга) имуществ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Исполнительский сбор не взыскивается в случаях, когда исполнительное <text:s/>производство возбуждено:</text:p>
          </table:table-cell>
          <table:table-cell office:value-type="string" calcext:value-type="string">
            <text:p>при повторном предъявлении к исполнению исполнительного документа, по которому вынесено и не отменено постановление судебного пристава-исполнителя о взыскании исполнительского сбор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основании исполнительного документа неимущественного характер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основании исполнительного документа о взыскании алимен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Наличные денежные средства, изъятые у должника в процессе исполнительного производства:</text:p>
          </table:table-cell>
          <table:table-cell office:value-type="string" calcext:value-type="string">
            <text:p>передаются взыскателю по распис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числяются взыскателю <text:s/>через банк, по квитанции ф. ПД-4, как платеж населения от <text:s/>данного долж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обязательном порядке вносятся на депозитный счет отде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носятся на депозитный счет отдела, <text:s/>только в том <text:s/>случае, если нет другой возможности перечислить (передать) взыскателю денежные сред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В какие сроки судебные приставы-исполнители должны внести <text:s/>на депозитный счет отдела наличные денежные средства, <text:s/>изъятые в процессе проведения исполнительных действий?</text:p>
          </table:table-cell>
          <table:table-cell office:value-type="string" calcext:value-type="string">
            <text:p>По мере возможности, но не позднее <text:s/>двухмесячного сро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операционного дня, следующего за днем изъят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мере <text:s/>востребования взыска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пяти операционных дней со дня изъят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Что делать с невостребованными взыскателем денежными средствами по истечению срока хранения?</text:p>
          </table:table-cell>
          <table:table-cell office:value-type="string" calcext:value-type="string">
            <text:p>Возвратить должнику на основании постановления судебного пристава-исполнител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звратить должнику на основании решения су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ранить на счете до востреб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числить в доход федерального бюджет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Кто является распорядителем <text:s/>депозитного <text:s text:c="2"/>счета <text:s/>отдела по учету денежных средств, поступающих во временное распоряжение?</text:p>
          </table:table-cell>
          <table:table-cell office:value-type="string" calcext:value-type="string">
            <text:p>Руководитель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й (ведущий) специалист-эксперт (по ведению депозитного счета) <text:s/>или <text:s/>судебный пристав-исполнитель, <text:s/>назначенный ответственным, <text:s text:c="2"/>по учету денежных средств поступающих во временное распоряжение отдела судебных пристав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й пристав-исполнитель, взыскавший сумму долг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– старший судебный пристав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Копии постановления судебного пристава-исполнителя об оценке имущества или имущественных прав направляются сторонам исполнительного производства:</text:p>
          </table:table-cell>
          <table:table-cell office:value-type="string" calcext:value-type="string">
            <text:p>в течение 3-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дня, следующего за днем вынесения постанов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5-ти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орядок возвращения должнику исполнительского сбора утверждается:</text:p>
          </table:table-cell>
          <table:table-cell office:value-type="string" calcext:value-type="string">
            <text:p>главным судебным приставом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Правительства Российской Федер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осударственной Думой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Вправе ли судебный пристав-исполнитель наложить арест на имущественное право требования (дебиторскую задолженность) должника к бюджетному учреждению?</text:p>
          </table:table-cell>
          <table:table-cell office:value-type="string" calcext:value-type="string">
            <text:p>н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в любом случа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, на основании определения су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только в случае недостаточности у должника денежных средств и иного имущества и имущественных прав, достаточных для погашения задолженно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Лица, которые не могут быть представителями в исполнительном производстве?</text:p>
          </table:table-cell>
          <table:table-cell office:value-type="string" calcext:value-type="string">
            <text:p>родственники сторон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двокаты, исключенные из коллегии адвока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ьи, следователи, прокурор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ывшие судебные приставы-исполнител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ереход прав и обязанностей во время исполнительного производства от одной стороны к другому лицу, ранее не участвовавшему в исполнительном производстве, это:</text:p>
          </table:table-cell>
          <table:table-cell office:value-type="string" calcext:value-type="string">
            <text:p>правопреемств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дставительств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участ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цесс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Какие лица не могут быть представителями сторон исполнительного производства:</text:p>
          </table:table-cell>
          <table:table-cell office:value-type="string" calcext:value-type="string">
            <text:p>с 14 до 16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ладающие полной дееспособность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16 до 18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Какие действия вправе производить судебный пристав-исполнитель по приостановленному исполнительному производству:</text:p>
          </table:table-cell>
          <table:table-cell office:value-type="string" calcext:value-type="string">
            <text:p>исполнительные действ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ры принудительного испол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какие действия не допуск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Если в процессе исполнения исполнительного документа изменились место жительства должника, место его пребывания, то судебный пристав-исполнитель:</text:p>
          </table:table-cell>
          <table:table-cell office:value-type="string" calcext:value-type="string">
            <text:p>составляет акт и оканчивает исполнительное производств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ставляет акт и выносит постановление о передаче исполнительного производства в другое подразделение судебных приставов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остановление о передаче исполнительного производства в подразделение судебных приставов другого территориального органа Федеральной службы судебных приставов утверждается:</text:p>
          </table:table-cell>
          <table:table-cell office:value-type="string" calcext:value-type="string">
            <text:p>старшим судебным приставом или его замест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м судебным приставом субъекта РФ, в подчинении которого находится судебный пристав-исполнитель, или его заместител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лавным судебным приставом Российской Федерации или его заместителе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В какую из нижеперечисленных организаций при получении информации о наличии у должника имущественного права <text:s/>судебный пристав-исполнитель направляет запрос для официального подтверждения?</text:p>
          </table:table-cell>
          <table:table-cell office:value-type="string" calcext:value-type="string">
            <text:p>в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Федеральную службу по интеллектуальной собственности, патентам и товарным знака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Российское авторское обществ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Кто предоставляет сведения об имеющихся в собственности должников ценных бумагах:</text:p>
          </table:table-cell>
          <table:table-cell office:value-type="string" calcext:value-type="string">
            <text:p>Федеральная служба по финансовым рынк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рганизация, имеющая лицензию профессионального участника рынка ценных бумаг на осуществление деятельности по ведению реестра владельцев ценных бумаг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Какие обязательные сведения о взыскателе и должнике организации должны быть указаны в исполнительном документе:</text:p>
          </table:table-cell>
          <table:table-cell office:value-type="string" calcext:value-type="string">
            <text:p>Наименование, место нахождения, фактический адрес (если он известен)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именование, место нахождения, фактический адрес (если он известен), дата государственной регистрации в качестве юридического лица, ИНН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Можно ли окончить исполнительное производство при внесудебном порядке обращения взыскания, если залогодержатель осуществляет реализацию заложенного имущества самостоятельно:</text:p>
          </table:table-cell>
          <table:table-cell office:value-type="string" calcext:value-type="string">
            <text:p>Да, с момента передачи имущества залогодержател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ельное производство оканчивается судебным приставом-исполнителем только после фактической реализации имуще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Какие сведения о понятом, в соответствии с требования Федерального Закона «Об исполнительном производстве», <text:s/>вносятся в акт совершения исполнительных действий:</text:p>
          </table:table-cell>
          <table:table-cell office:value-type="string" calcext:value-type="string">
            <text:p>Ф.И.О., адрес проживания, место работ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квизиты документа, удостоверяющего личность понятого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орядок смены ответственного хранителя арестованного движимого имущества:</text:p>
          </table:table-cell>
          <table:table-cell office:value-type="string" calcext:value-type="string">
            <text:p>Выносится постановление о смене ответственного хранителя, о чем ознакамливаются предыдущие и вновь назначенные ответственные хранител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носится соответствующее постановление и акт приема-передачи имущества новому хранителю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На основании каких документов обращается взыскание на имущество должника, находящееся у третьих лиц:</text:p>
          </table:table-cell>
          <table:table-cell office:value-type="string" calcext:value-type="string">
            <text:p>отдельный судебный акт (определение суда)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изводится на основании судебного акта или исполнительной надписи нотариуса в случаях, установленных Законом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Выдается ли новый исполнительный лист в случае полной или частичной замены взыскателя или должника на стадии исполнительного производства?</text:p>
          </table:table-cell>
          <table:table-cell office:value-type="string" calcext:value-type="string">
            <text:p>не выдае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ыдается <text:s/>только по ходатайству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дается всег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Обращение взыскания на имущество должника, находящееся у третьих лиц (за исключением случаев, предусмотренных частью 4 статьи 77 Федерального закона «Об исполнительном производстве»):</text:p>
          </table:table-cell>
          <table:table-cell office:value-type="string" calcext:value-type="string">
            <text:p>не производитс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изводится на основании постановления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изводится на основании судебного акта или исполнительной надписи нотариуса в случаях, установленных Законом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Заявка на продажу ценных бумаг на торгах организатора торговли на рынке ценных бумаг:_x000D_</text:p>
            <text:p/>
          </table:table-cell>
          <table:table-cell table:style-name="ce3" office:value-type="string" calcext:value-type="string">
            <text:p>может выставляться неоднократно в течение десяти торговых дней с момента получения постановления судебного пристава-исполнителя;_x000D_</text:p>
            <text:p/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может быть выставлена один раз в течение десяти дней с момента получения постановления судебного пристава-исполнителя;_x000D_</text:p>
            <text:p/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может выставляться неоднократно в течение двух месяцев со дня получения постановления судебного пристава-исполнителя;_x000D_</text:p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остановление судебного пристава-исполнителя или иного должностного лица службы судебных приставов может быть вынесено:</text:p>
          </table:table-cell>
          <table:table-cell office:value-type="string" calcext:value-type="string">
            <text:p>в форме электронного документа, подписанного усиленной квалифицированной электронной подписью судебного пристава-исполнителя или иного должностного лица службы судебных пристав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олько в письменной форм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Исполнительное производство прекращается судебным приставом-исполнителем в случае:</text:p>
          </table:table-cell>
          <table:table-cell office:value-type="string" calcext:value-type="string">
            <text:p>Утраты возможности исполнения исполнительного документа, обязывающего должника совершить определенные действия (воздержаться от совершения определенных действий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несения записи об исключении юридического лица (взыскателя-организации или должника-организации) из единого государственного реестра юридических лиц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каза взыскателя от получения вещи, изъятой у должника при исполнении исполнительного документа, содержащего требование о передаче ее взыска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и отмене судебного акта, ставшего основанием для прекращения исполнительного производства, либо изменении обстоятельств, послуживших основанием для прекращения исполнительного производства, оно возобновляется:</text:p>
          </table:table-cell>
          <table:table-cell office:value-type="string" calcext:value-type="string">
            <text:p>По указанию старшего судебного приста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заявлению взыскателя или инициативе судебного пристава-исполни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указанию су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Кто, помимо судебного пристава-исполнителя, вправе совершать исполнительные действия в соответствии с законодательством об исполнительном производстве?</text:p>
          </table:table-cell>
          <table:table-cell office:value-type="string" calcext:value-type="string">
            <text:p>Судебный пристав по ОУПДС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й судебный пристав Российской Федерации, главный судебный пристав субъекта Российской Федерации, старший судебный пристав и их заместители при осуществлении контроля в установленной сфере деятельност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рший судебный пристав или его заместител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Обращение взыскания на имущество должника включает:</text:p>
          </table:table-cell>
          <table:table-cell office:value-type="string" calcext:value-type="string">
            <text:p>Изъятие имущества и (или) его принудительную реализацию либо передачу взыска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зъятие имущества и (или) его реализацию, осуществляемую должником самостоятельно, или принудительную реализацию либо передачу взыскателю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зъятие имущества и передачу его под охрану или на хранение с целью <text:s/>последующей реализ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Арест имущества должника по исполнительному документу, содержащему требование о взыскании денежных средств, за исключением ареста денежных средств, ареста заложенного имущества, подлежащего взысканию в пользу залогодержателя, и ареста имущества по исполнительному документу, содержащему требование о наложении ареста, не допускается, если:</text:p>
          </table:table-cell>
          <table:table-cell office:value-type="string" calcext:value-type="string">
            <text:p>Сумма взыскания по исполнительному производству не превышает 10000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мма взыскания по исполнительному производству не превышает 3000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икаких ограничений 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Стоимость объекта оценки, указанная оценщиком в отчете:</text:p>
          </table:table-cell>
          <table:table-cell office:value-type="string" calcext:value-type="string">
            <text:p>может учитываться по усмотрению судебного пристава-исполнителя при вынесении постановления об оценке вещи или имущественного пра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является обязательной для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является обязательной для судебного пристава-исполнител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Копию заключения оценщика по результатам отчета об оценке:</text:p>
          </table:table-cell>
          <table:table-cell office:value-type="string" calcext:value-type="string">
            <text:p>направляет сторонам исполнительного производства судебный пристав-исполнитель не позднее трех дней со дня его получ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правляет оценщик сторонам исполнительного производства одновременно с направлением отчета судебному приставу-исполни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равляет сторонам исполнительного производства судебный пристав-исполнитель не позднее пяти дней со дня его получ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Должник вправе ходатайствовать о самостоятельной реализации имущества, если его стоимость не превышает 30 000 рублей, в срок:</text:p>
          </table:table-cell>
          <table:table-cell office:value-type="string" calcext:value-type="string">
            <text:p>не превышающий трех дней со дня его извещения об оценке имущества, произведенной судебным приставом-исполнителем или оценщико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ревышающий пяти дней со дня его извещения об оценке имущества, произведенной судебным приставом-исполнителем или оценщик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ревышающий десяти дней со дня его извещения об оценке имущества, произведенной судебным приставом-исполнителем или оценщиком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и поступлении от должника ходатайства о самостоятельной реализации имущества, стоимость которого не превышает 30 000 рублей, судебный пристав-исполнитель:</text:p>
          </table:table-cell>
          <table:table-cell office:value-type="string" calcext:value-type="string">
            <text:p>выносит постановление об отложении применения мер принудительного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ыносит постановление о приостановлении исполнительного производ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носит постановление о передаче имущества на реализаци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В случае нереализации должником в установленный срок имущества, стоимость которого не превышает 30 000 рублей, судебный пристав-исполнитель:</text:p>
          </table:table-cell>
          <table:table-cell office:value-type="string" calcext:value-type="string">
            <text:p>выносит постановление о передаче такого имущества на принудительную реализацию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равляет взыскателю предложение об оставлении за собой такого имущества, а в случае отказа взыскателя от оставления за собой нереализованного имущества выносит постановление о возвращении имущества должник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правляет взыскателю предложение об оставлении за собой такого имущества, а в случае отказа взыскателя от оставления за собой нереализованного имущества выносит постановление о передаче такого имущества на принудительную реализацию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Судебный пристав-исполнитель на основании ходатайства взыскателя выносит постановление о передаче ему имущества должника по цене, определенной судебным приставом-исполнителем или оценщиком:</text:p>
          </table:table-cell>
          <table:table-cell office:value-type="string" calcext:value-type="string">
            <text:p>при отсутствии ходатайства должника о самостоятельной реализации либо при нереализации должником в установленный срок имущества, стоимость которого не превышает 30 000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любом случа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Какое из нижеуказанных условий является основанием для отказа в рассмотрении жалобы в порядке подчиненности по существу?</text:p>
          </table:table-cell>
          <table:table-cell office:value-type="string" calcext:value-type="string">
            <text:p>Жалоба подана на имя должностного лица службы судебных приставов, которое не правомочно ее рассматривать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тверждение судом мирового соглашения между взыскателем и должник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жалуются результаты оценки имущества, произведенной оценщико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Кто принимает решение о замене стороны исполнительного производства ее правопреемником, об объединении исполнительных производств в сводное, о приостановлении, возобновлении, прекращении, об окончании исполнительного производства и т.д., при осуществлении исполнительного производства группой принудительного исполнения?</text:p>
          </table:table-cell>
          <table:table-cell office:value-type="string" calcext:value-type="string">
            <text:p>Руководитель группы принудительного испол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удебный пристав-исполнитель, входящий в состав группы принудительного испол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й судебный пристав субъекта Российской Федерации, на территории которого создана группа принудительного исполн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Судебные приставы-исполнители, входящие в состав группы принудительного исполнения, обязаны сообщать руководителю группы принудительного исполнения обо всех совершенных ими исполнительных действиях и принятых ими мерах принудительного исполнения:</text:p>
          </table:table-cell>
          <table:table-cell office:value-type="string" calcext:value-type="string">
            <text:p>в трехдневный срок со дня совершения указанных действий или применения указанных ме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пяти рабочих дней со дня совершения указанных действий или применения указанных мер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дня, следующего за днем совершения указанных действий или применения указанных ме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Руководитель группы принудительного исполнения вправе:</text:p>
          </table:table-cell>
          <table:table-cell office:value-type="string" calcext:value-type="string">
            <text:p>самостоятельно совершать исполнительные действия и (или) применять меры принудительного исполнения, издавать указания и распоряжения по вопросам организации деятельности судебных приставов-исполнителей, входящих в состав группы принудительного исполнения, которые являются обязательными для этих судебных приставов-исполнител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амостоятельно совершать исполнительные действия и (или) применять меры принудительного исполнения, осуществлять иные полномочия, предусмотренные <text:s text:c="2"/>Федеральным законом «О судебных приставах» и Федеральным законом «Об исполнительном производстве», а также принятыми в соответствии с ними иными нормативными правовыми актам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амостоятельно совершать исполнительные действия и (или) применять меры принудительного исполнения, а также давать судебным приставам-исполнителям, входящим в состав группы принудительного исполнения, поручения о совершении исполнительных действий и (или) применении мер принудительного исполнения, которые являются обязательными для этих судебных приставов-исполните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Выдается ли взыскателю новый исполнительный лист при уступке права требования?</text:p>
          </table:table-cell>
          <table:table-cell office:value-type="string" calcext:value-type="string">
            <text:p>выдается при уступке права требования в полном объем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дается при уступке права требования как в полном объеме, а также в случае частичной уступки права треб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выд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Кто обладает правом кассационного обжалования вступивших в законную силу судебных постановлений?</text:p>
          </table:table-cell>
          <table:table-cell office:value-type="string" calcext:value-type="string">
            <text:p>лица, участвующие в дел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ица, участвующие в деле, а также другие лица, если их права и законные интересы нарушены судебным постановление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олько лица, не участвовавшие в дел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Как производится замена стороны ее правопреемником в исполнительном производстве по исполнительному документу, выданному иным органом или должностным лицом?</text:p>
          </table:table-cell>
          <table:table-cell office:value-type="string" calcext:value-type="string">
            <text:p>Постановлением судебного пристава-исполнителя, утвержденного старшим судебным приставом или его заместителем, на основании правоустанавливающих документов, подтверждающих выбытие стороны исполнительного производ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м судебного пристава-исполни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тановлением судебного пристава-исполнителя, утвержденного старшим судебным приставом или его заместителем, на основании судебного акта или акта другого органа или должностного ли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ешением су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В случае неисполнения исполнительного документа неимущественного характера исполнительский сбор с должника-организации устанавливается в размере:</text:p>
          </table:table-cell>
          <table:table-cell office:value-type="string" calcext:value-type="string">
            <text:p>пятисот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надцати тысяч рубл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десяти тысяч рублей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Физическое лицо может быть привлечено к административной ответственности и самостоятельно осуществлять свои права и исполнять обязанности в исполнительном производстве в возрасте:</text:p>
          </table:table-cell>
          <table:table-cell office:value-type="string" calcext:value-type="string">
            <text:p>с 14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16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18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21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Если имущество должника не было реализовано в течение одного месяца со дня передачи его на реализацию, то судебный пристав-исполнитель выносит постановление о снижении цены:</text:p>
          </table:table-cell>
          <table:table-cell office:value-type="string" calcext:value-type="string">
            <text:p>на десять процен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пятнадцать процент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двадцать процен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Взыскание на имущество должника по исполнительным документам обращается в первую очередь:</text:p>
          </table:table-cell>
          <table:table-cell office:value-type="string" calcext:value-type="string">
            <text:p>на <text:s text:c="3"/>имущество, <text:s text:c="4"/>принадлежащее <text:s text:c="3"/>ему <text:s text:c="4"/>на <text:s text:c="3"/>праве <text:s text:c="4"/>собственности, хозяйственного ведения или оперативного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денежные средства в рублях и иностранной валюте и иные ценности, в том числе находящиеся на счетах, во вкладах или на хранении в банках и иных кредитных организациях, за исключением денежных средств должника, находящихся на торговом и (или) клиринговом счета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ст направляется по месту работы должника для удержания из заработной плат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остановление о взыскании исполнительского сбора утверждается:</text:p>
          </table:table-cell>
          <table:table-cell office:value-type="string" calcext:value-type="string">
            <text:p>старшим судебным приставом или его заместител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ршим судебным пристав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и кем не утверждаю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В ходе исполнения исполнительного документа о конфискации имущества судебный пристав-исполнитель вправе предоставить должнику для отделения конфискуемого имущества от имущества, не подлежащего конфискации:</text:p>
          </table:table-cell>
          <table:table-cell office:value-type="string" calcext:value-type="string">
            <text:p>не более 3-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более 5-ти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более 10-ти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Заявление взыскателя о наложении ареста на имущество должника рассматривается в порядке, установленном:</text:p>
          </table:table-cell>
          <table:table-cell office:value-type="string" calcext:value-type="string">
            <text:p>Федеральным законом от 02.05.2006 № 59-ФЗ «О порядке рассмотрения обращений граждан Российской Федерации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. 64.1 Федерального закона от 02.10.2007 № 229-ФЗ «Об исполнительном производстве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рядок рассмотрения заявления об аресте законодательно не предусмотрен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Торги должны быть проведены:</text:p>
          </table:table-cell>
          <table:table-cell office:value-type="string" calcext:value-type="string">
            <text:p>В месячный срок со дня получения организатором торгов имущества для реализ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двухмесячный срок со дня получения организатором торгов имущества для реализац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ёхмесячный срок со дня получения организатором торгов имущества для реализ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Судебный пристав-исполнитель выносит постановление о передаче имущества должника на реализацию:</text:p>
          </table:table-cell>
          <table:table-cell office:value-type="string" calcext:value-type="string">
            <text:p>не ранее десяти и не позднее двадцати дней со дня вынесения постановления об оценке имущества должни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десяти дней со дня вынесения постановления об оценке имущества должни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адцати дней со дня вынесения постановления об оценке имущества должник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Исполнительский сбор с должника-гражданина или должника - индивидуального предпринимателя взыскивается в размере семи процентов от подлежащей взысканию суммы или стоимости взыскиваемого имущества, но не менее:</text:p>
          </table:table-cell>
          <table:table-cell office:value-type="string" calcext:value-type="string">
            <text:p>п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сот рубл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й тысячи рублей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Исполнительский сбор с должника-организации взыскивается в размере семи процентов от подлежащей взысканию суммы или стоимости взыскиваемого имущества, но не менее:</text:p>
          </table:table-cell>
          <table:table-cell office:value-type="string" calcext:value-type="string">
            <text:p>пятидес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и тысяч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В случае неисполнения исполнительного документа неимущественного характера исполнительский сбор с должника-гражданина или должника - индивидуального предпринимателя устанавливается в размере:</text:p>
          </table:table-cell>
          <table:table-cell office:value-type="string" calcext:value-type="string">
            <text:p>одной тысячи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исот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В случае неисполнения исполнительного документа неимущественного характера исполнительский сбор с должника-организации устанавливается в размере:</text:p>
          </table:table-cell>
          <table:table-cell office:value-type="string" calcext:value-type="string">
            <text:p>пятидес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 тысяч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В отношении нескольких должников по солидарному взысканию в пользу одного взыскателя исполнительский сбор устанавливается:</text:p>
          </table:table-cell>
          <table:table-cell office:value-type="string" calcext:value-type="string">
            <text:p>в размере семи процентов от подлежащей взысканию суммы или стоимости взыскиваемого имущества в солидарном порядк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каждого из должников в размере семи процентов от подлежащей взысканию суммы или стоимости взыскиваемого имуществ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7:55</meta:creation-date>
    <dc:date>2018-01-17T06:48:12</dc:date>
    <meta:generator>LibreOffice/5.2.7.2$Linux_X86_64 LibreOffice_project/20m0$Build-2</meta:generator>
    <meta:document-statistic meta:table-count="1" meta:cell-count="15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